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63002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6300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officeooo:paragraph-rsid="001bb638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ea0d0" officeooo:rsid="000abb27" style:font-name="arial" style:font-size-asian="11pt" style:font-size-complex="11pt"/>
    </style:style>
    <style:style style:family="paragraph" style:name="P5" style:parent-style-name="UrbanBody">
      <style:text-properties fo:background-color="#ffff00" fo:color="#800000" fo:font-size="11pt" officeooo:paragraph-rsid="001ea0d0" officeooo:rsid="000abb27" style:font-name="arial" style:font-size-asian="11pt" style:font-size-complex="11pt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263002" style:font-name="Arial" style:font-size-asian="11pt" style:font-size-complex="11pt"/>
    </style:style>
    <style:style style:family="paragraph" style:name="P7" style:parent-style-name="Standard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_20_Body_20_">
      <style:text-properties fo:font-size="10pt" officeooo:paragraph-rsid="001bb638" style:font-name="Arial" style:font-size-asian="10pt" style:font-size-complex="10pt"/>
    </style:style>
    <style:style style:family="paragraph" style:name="P9" style:parent-style-name="Urban_20_Body_20_">
      <style:text-properties fo:font-size="10pt" fo:font-style="normal" fo:font-weight="bold" officeooo:paragraph-rsid="001bb638" officeooo:rsid="000dc8b6" style:font-name="Arial" style:font-size-asian="10pt" style:font-size-complex="10pt" style:font-style-asian="normal" style:font-style-complex="normal" style:font-weight-asian="bold" style:font-weight-complex="bold" style:text-underline-style="none"/>
    </style:style>
    <style:style style:family="paragraph" style:name="P10" style:parent-style-name="Urban_20_Body_20_">
      <style:text-properties fo:font-size="11pt" officeooo:paragraph-rsid="001bb638" style:font-name="arial" style:font-size-asian="11pt" style:font-size-complex="11pt"/>
    </style:style>
    <style:style style:family="paragraph" style:name="P11" style:parent-style-name="Urban_20_Body_20_">
      <style:paragraph-properties fo:text-align="justify" style:justify-single-word="false"/>
      <style:text-properties fo:font-size="11pt" officeooo:paragraph-rsid="00263002" style:font-name="arial" style:font-size-asian="11pt" style:font-size-complex="11pt"/>
    </style:style>
    <style:style style:family="paragraph" style:name="P12" style:parent-style-name="Urban_20_Title_20_2">
      <style:text-properties fo:font-size="11pt" fo:font-weight="bold" officeooo:paragraph-rsid="001bb638" style:font-name="arial" style:font-size-asian="11pt" style:font-size-complex="11pt" style:font-weight-asian="bold" style:font-weight-complex="bold"/>
    </style:style>
    <style:style style:family="paragraph" style:name="P13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1ed7e8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63002" style:font-name="Arial" style:font-size-asian="10pt" style:font-size-complex="10pt"/>
    </style:style>
    <style:style style:family="paragraph" style:name="P15" style:parent-style-name="Urban_20_Title">
      <style:text-properties fo:font-size="12pt" officeooo:paragraph-rsid="00263002" officeooo:rsid="0008ef5a" style:font-name="Arial" style:font-size-asian="12pt" style:font-size-complex="12pt"/>
    </style:style>
    <style:style style:family="paragraph" style:name="P16" style:parent-style-name="Urban_20_Title">
      <style:text-properties fo:font-size="14pt" officeooo:paragraph-rsid="00263002" officeooo:rsid="0008ef5a" style:font-name="Arial" style:font-size-asian="14pt" style:font-size-complex="14pt"/>
    </style:style>
    <style:style style:family="paragraph" style:name="P17" style:parent-style-name="Urban_20_Title">
      <style:text-properties fo:font-size="14pt" officeooo:paragraph-rsid="00263002" officeooo:rsid="0008ef5a" style:font-name="Arial" style:font-size-asian="14pt" style:font-size-complex="14pt" style:text-underline-style="none"/>
    </style:style>
    <style:style style:family="paragraph" style:name="P18" style:parent-style-name="Urban_20_Title">
      <style:text-properties fo:font-size="12pt" officeooo:paragraph-rsid="00263002" officeooo:rsid="0008ef5a" style:font-name="Arial" style:font-size-asian="12pt" style:font-size-complex="12pt" style:text-underline-style="none"/>
    </style:style>
    <style:style style:family="paragraph" style:name="P19" style:parent-style-name="Urban_20_Title_20_2">
      <style:paragraph-properties fo:text-align="start" style:justify-single-word="false"/>
      <style:text-properties fo:font-size="11pt" fo:font-weight="normal" officeooo:paragraph-rsid="001d3bdf" style:font-name="arial" style:font-size-asian="11pt" style:font-size-complex="11pt" style:font-weight-asian="normal" style:font-weight-complex="normal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officeooo:rsid="000abb27"/>
    </style:style>
    <style:style style:family="text" style:name="T5">
      <style:text-properties officeooo:rsid="000c6041"/>
    </style:style>
    <style:style style:family="text" style:name="T6">
      <style:text-properties officeooo:rsid="001bb638"/>
    </style:style>
    <style:style style:family="text" style:name="T7">
      <style:text-properties officeooo:rsid="00362119"/>
    </style:style>
    <style:style style:family="text" style:name="T8">
      <style:text-properties officeooo:rsid="000ff690"/>
    </style:style>
    <style:style style:family="text" style:name="T9">
      <style:text-properties fo:background-color="#ffff00" fo:color="#800000" loext:char-shading-value="0" officeooo:rsid="0010228d"/>
    </style:style>
    <style:style style:family="text" style:name="T10">
      <style:text-properties fo:background-color="#ffff00" fo:color="#800000" loext:char-shading-value="0" officeooo:rsid="000abb27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263002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<text:span text:style-name="T1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3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3"><text:conditional-text text:condition="ooow:&quot;view.do_mailing()&quot;" text:string-value-if-false="" text:string-value-if-true="&quot;mailed_data.name2&quot;">mailed_data.name2</text:conditional-text></text:span></text:p>
            <text:p text:style-name="P1"><text:span text:style-name="T14">Architecte</text:span><text:span text:style-name="T15"><text:line-break/></text:span><text:span text:style-name="T13"><text:conditional-text text:condition="ooow:&quot;view.do_mailing()&quot;" text:string-value-if-false="" text:string-value-if-true="&quot;mailed_data.street&quot;">mailed_data.street</text:conditional-text></text:span><text:span text:style-name="T13">, </text:span><text:span text:style-name="T13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3"><text:conditional-text text:condition="ooow:&quot;view.do_mailing()&quot;" text:string-value-if-false="" text:string-value-if-true="&quot;mailed_data.zipcode&quot;">mailed_data.zipcode</text:conditional-text></text:span><text:span text:style-name="T13"> </text:span><text:span text:style-name="T1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15"/>
      <text:h text:outline-level="1" text:style-name="P16"/>
      <text:h text:outline-level="1" text:style-name="P17">Réunion de projet – convocation</text:h>
      <text:h text:outline-level="1" text:style-name="P18"/>
      <text:h text:outline-level="1" text:style-name="P18"/>
      <text:h text:outline-level="2" text:style-name="P19"/>
      <text:h text:outline-level="2" text:style-name="P12"/>
      <text:p text:style-name="P7"><office:annotation><dc:creator>Gauthier Bastien</dc:creator><dc:date>2011-02-16T16:12:24</dc:date><text:p text:style-name="P20"><text:span text:style-name="T20">do text if len(self.getApplicants()) &gt; 1</text:span></text:p></office:annotation>Demandeurs :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19">do text if not len(self.getApplicants()) &gt; 1</text:span></text:p></office:annotation>Demandeur : <text:text-input text:description="Demandeurs">self.getApplicantsSignaletic()</text:text-input></text:p>
      <text:p text:style-name="P7">Objet : <text:text-input text:description="Objet des travaux">self.getLicenceSubject()</text:text-input></text:p>
      <text:p text:style-name="P7">Situation : <text:text-input text:description="Situation des travaux">self.getWorkLocationSignaletic()</text:text-input></text:p>
      <text:p text:style-name="P7">Référence cadastrale : <text:text-input text:description="Bien-Parcelles">licence_view.get_parcels()</text:text-input></text:p>
      <text:p text:style-name="P10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3"/>
      <text:p text:style-name="P3">Dans le cadre du projet repris sous objet, <text:span text:style-name="T6">votre client sollicite</text:span> la tenue d'une réunion de projet conformément à l 'article D.IV.31§1er du CoDT.</text:p>
      <text:p text:style-name="P3"/>
      <text:p text:style-name="P4">Nous sollicitons aussi la présence à ladite réunion des personnes/<text:span text:style-name="T5">instances</text:span> suivantes :</text:p>
      <text:p text:style-name="P5">- <text:span text:style-name="T8">Le fonctionnaire technique (DGO3)</text:span></text:p>
      <text:p text:style-name="P5">- <text:span text:style-name="T8">Le fonctionnaire délégué (DGO4)</text:span></text:p>
      <text:p text:style-name="P5">- <text:span text:style-name="T8">Le fonctionnaire des implantations commerciales (DGO6)</text:span></text:p>
      <text:p text:style-name="P5">- <text:span text:style-name="T8">Un représentant du Collège</text:span></text:p>
      <text:p text:style-name="P5">- <text:span text:style-name="T8">Un membre du service Urbanisme</text:span></text:p>
      <text:p text:style-name="P5">- ...</text:p>
      <text:p text:style-name="P3"/>
      <text:p text:style-name="P13">Dès lors, nous vous invitons à participer à ladite réunion, qui se déroulera le <text:span text:style-name="T9">DATE DE LA REUNION</text:span><text:span text:style-name="T4"> – </text:span><text:span text:style-name="T10">ADRESSE</text:span><text:span text:style-name="T4">.</text:span></text:p>
      <text:p text:style-name="P3"/>
      <text:p text:style-name="P11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8"/>
      <text:p text:style-name="P8"/>
      <text:p text:style-name="P8"/>
      <text:p text:style-name="P8"><text:span text:style-name="T2"><office:annotation><dc:creator>sde </dc:creator><dc:date>2011-07-27T10:02:32</dc:date><text:p text:style-name="P20"><text:span text:style-name="T17">do text</text:span></text:p><text:p text:style-name="P20"><text:span text:style-name="T18">from document(at=signatures, format='odt')</text:span></text:p></office:annotation></text:span><text:span text:style-name="T2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63002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6300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officeooo:paragraph-rsid="001bb638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ea0d0" officeooo:rsid="000abb27" style:font-name="arial" style:font-size-asian="11pt" style:font-size-complex="11pt"/>
    </style:style>
    <style:style style:family="paragraph" style:name="P5" style:parent-style-name="UrbanBody">
      <style:text-properties fo:background-color="#ffff00" fo:color="#800000" fo:font-size="11pt" officeooo:paragraph-rsid="001ea0d0" officeooo:rsid="000abb27" style:font-name="arial" style:font-size-asian="11pt" style:font-size-complex="11pt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263002" style:font-name="Arial" style:font-size-asian="11pt" style:font-size-complex="11pt"/>
    </style:style>
    <style:style style:family="paragraph" style:name="P7" style:parent-style-name="Standard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_20_Body_20_">
      <style:text-properties fo:font-size="10pt" officeooo:paragraph-rsid="001bb638" style:font-name="Arial" style:font-size-asian="10pt" style:font-size-complex="10pt"/>
    </style:style>
    <style:style style:family="paragraph" style:name="P9" style:parent-style-name="Urban_20_Body_20_">
      <style:text-properties fo:font-size="10pt" fo:font-style="normal" fo:font-weight="bold" officeooo:paragraph-rsid="001bb638" officeooo:rsid="000dc8b6" style:font-name="Arial" style:font-size-asian="10pt" style:font-size-complex="10pt" style:font-style-asian="normal" style:font-style-complex="normal" style:font-weight-asian="bold" style:font-weight-complex="bold" style:text-underline-style="none"/>
    </style:style>
    <style:style style:family="paragraph" style:name="P10" style:parent-style-name="Urban_20_Body_20_">
      <style:text-properties fo:font-size="11pt" officeooo:paragraph-rsid="001bb638" style:font-name="arial" style:font-size-asian="11pt" style:font-size-complex="11pt"/>
    </style:style>
    <style:style style:family="paragraph" style:name="P11" style:parent-style-name="Urban_20_Body_20_">
      <style:paragraph-properties fo:text-align="justify" style:justify-single-word="false"/>
      <style:text-properties fo:font-size="11pt" officeooo:paragraph-rsid="00263002" style:font-name="arial" style:font-size-asian="11pt" style:font-size-complex="11pt"/>
    </style:style>
    <style:style style:family="paragraph" style:name="P12" style:parent-style-name="Urban_20_Title_20_2">
      <style:text-properties fo:font-size="11pt" fo:font-weight="bold" officeooo:paragraph-rsid="001bb638" style:font-name="arial" style:font-size-asian="11pt" style:font-size-complex="11pt" style:font-weight-asian="bold" style:font-weight-complex="bold"/>
    </style:style>
    <style:style style:family="paragraph" style:name="P13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1ed7e8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63002" style:font-name="Arial" style:font-size-asian="10pt" style:font-size-complex="10pt"/>
    </style:style>
    <style:style style:family="paragraph" style:name="P15" style:parent-style-name="Urban_20_Title">
      <style:text-properties fo:font-size="12pt" officeooo:paragraph-rsid="00263002" officeooo:rsid="0008ef5a" style:font-name="Arial" style:font-size-asian="12pt" style:font-size-complex="12pt"/>
    </style:style>
    <style:style style:family="paragraph" style:name="P16" style:parent-style-name="Urban_20_Title">
      <style:text-properties fo:font-size="14pt" officeooo:paragraph-rsid="00263002" officeooo:rsid="0008ef5a" style:font-name="Arial" style:font-size-asian="14pt" style:font-size-complex="14pt"/>
    </style:style>
    <style:style style:family="paragraph" style:name="P17" style:parent-style-name="Urban_20_Title">
      <style:text-properties fo:font-size="14pt" officeooo:paragraph-rsid="00263002" officeooo:rsid="0008ef5a" style:font-name="Arial" style:font-size-asian="14pt" style:font-size-complex="14pt" style:text-underline-style="none"/>
    </style:style>
    <style:style style:family="paragraph" style:name="P18" style:parent-style-name="Urban_20_Title">
      <style:text-properties fo:font-size="12pt" officeooo:paragraph-rsid="00263002" officeooo:rsid="0008ef5a" style:font-name="Arial" style:font-size-asian="12pt" style:font-size-complex="12pt" style:text-underline-style="none"/>
    </style:style>
    <style:style style:family="paragraph" style:name="P19" style:parent-style-name="Urban_20_Title_20_2">
      <style:paragraph-properties fo:text-align="start" style:justify-single-word="false"/>
      <style:text-properties fo:font-size="11pt" fo:font-weight="normal" officeooo:paragraph-rsid="001d3bdf" style:font-name="arial" style:font-size-asian="11pt" style:font-size-complex="11pt" style:font-weight-asian="normal" style:font-weight-complex="normal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officeooo:rsid="000abb27"/>
    </style:style>
    <style:style style:family="text" style:name="T5">
      <style:text-properties officeooo:rsid="000c6041"/>
    </style:style>
    <style:style style:family="text" style:name="T6">
      <style:text-properties officeooo:rsid="001bb638"/>
    </style:style>
    <style:style style:family="text" style:name="T7">
      <style:text-properties officeooo:rsid="00362119"/>
    </style:style>
    <style:style style:family="text" style:name="T8">
      <style:text-properties officeooo:rsid="000ff690"/>
    </style:style>
    <style:style style:family="text" style:name="T9">
      <style:text-properties fo:background-color="#ffff00" fo:color="#800000" loext:char-shading-value="0" officeooo:rsid="0010228d"/>
    </style:style>
    <style:style style:family="text" style:name="T10">
      <style:text-properties fo:background-color="#ffff00" fo:color="#800000" loext:char-shading-value="0" officeooo:rsid="000abb27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263002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<text:span text:style-name="T1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3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3"><text:conditional-text text:condition="ooow:&quot;view.do_mailing()&quot;" text:string-value-if-false="" text:string-value-if-true="&quot;mailed_data.name2&quot;">mailed_data.name2</text:conditional-text></text:span></text:p>
            <text:p text:style-name="P1"><text:span text:style-name="T14">Architecte</text:span><text:span text:style-name="T15"><text:line-break/></text:span><text:span text:style-name="T13"><text:conditional-text text:condition="ooow:&quot;view.do_mailing()&quot;" text:string-value-if-false="" text:string-value-if-true="&quot;mailed_data.street&quot;">mailed_data.street</text:conditional-text></text:span><text:span text:style-name="T13">, </text:span><text:span text:style-name="T13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3"><text:conditional-text text:condition="ooow:&quot;view.do_mailing()&quot;" text:string-value-if-false="" text:string-value-if-true="&quot;mailed_data.zipcode&quot;">mailed_data.zipcode</text:conditional-text></text:span><text:span text:style-name="T13"> </text:span><text:span text:style-name="T1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15"/>
      <text:h text:outline-level="1" text:style-name="P16"/>
      <text:h text:outline-level="1" text:style-name="P17">Réunion de projet – convocation</text:h>
      <text:h text:outline-level="1" text:style-name="P18"/>
      <text:h text:outline-level="1" text:style-name="P18"/>
      <text:h text:outline-level="2" text:style-name="P19"/>
      <text:h text:outline-level="2" text:style-name="P12"/>
      <text:p text:style-name="P7"><office:annotation><dc:creator>Gauthier Bastien</dc:creator><dc:date>2011-02-16T16:12:24</dc:date><text:p text:style-name="P20"><text:span text:style-name="T20">do text if len(self.getApplicants()) &gt; 1</text:span></text:p></office:annotation>Demandeurs :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19">do text if not len(self.getApplicants()) &gt; 1</text:span></text:p></office:annotation>Demandeur : <text:text-input text:description="Demandeurs">self.getApplicantsSignaletic()</text:text-input></text:p>
      <text:p text:style-name="P7">Objet : <text:text-input text:description="Objet des travaux">self.getLicenceSubject()</text:text-input></text:p>
      <text:p text:style-name="P7">Situation : <text:text-input text:description="Situation des travaux">self.getWorkLocationSignaletic()</text:text-input></text:p>
      <text:p text:style-name="P7">Référence cadastrale : <text:text-input text:description="Bien-Parcelles">licence_view.get_parcels()</text:text-input></text:p>
      <text:p text:style-name="P10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3"/>
      <text:p text:style-name="P3">Dans le cadre du projet repris sous objet, <text:span text:style-name="T6">votre client sollicite</text:span> la tenue d'une réunion de projet conformément à l 'article D.IV.31§1er du CoDT.</text:p>
      <text:p text:style-name="P3"/>
      <text:p text:style-name="P4">Nous sollicitons aussi la présence à ladite réunion des personnes/<text:span text:style-name="T5">instances</text:span> suivantes :</text:p>
      <text:p text:style-name="P5">- <text:span text:style-name="T8">Le fonctionnaire technique (DGO3)</text:span></text:p>
      <text:p text:style-name="P5">- <text:span text:style-name="T8">Le fonctionnaire délégué (DGO4)</text:span></text:p>
      <text:p text:style-name="P5">- <text:span text:style-name="T8">Le fonctionnaire des implantations commerciales (DGO6)</text:span></text:p>
      <text:p text:style-name="P5">- <text:span text:style-name="T8">Un représentant du Collège</text:span></text:p>
      <text:p text:style-name="P5">- <text:span text:style-name="T8">Un membre du service Urbanisme</text:span></text:p>
      <text:p text:style-name="P5">- ...</text:p>
      <text:p text:style-name="P3"/>
      <text:p text:style-name="P13">Dès lors, nous vous invitons à participer à ladite réunion, qui se déroulera le <text:span text:style-name="T9">DATE DE LA REUNION</text:span><text:span text:style-name="T4"> – </text:span><text:span text:style-name="T10">ADRESSE</text:span><text:span text:style-name="T4">.</text:span></text:p>
      <text:p text:style-name="P3"/>
      <text:p text:style-name="P11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8"/>
      <text:p text:style-name="P8"/>
      <text:p text:style-name="P8"/>
      <text:p text:style-name="P8"><text:span text:style-name="T2"><office:annotation><dc:creator>sde </dc:creator><dc:date>2011-07-27T10:02:32</dc:date><text:p text:style-name="P20"><text:span text:style-name="T17">do text</text:span></text:p><text:p text:style-name="P20"><text:span text:style-name="T18">from document(at=signatures, format='odt')</text:span></text:p></office:annotation></text:span><text:span text:style-name="T2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63002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6300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officeooo:paragraph-rsid="001bb638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ea0d0" officeooo:rsid="000abb27" style:font-name="arial" style:font-size-asian="11pt" style:font-size-complex="11pt"/>
    </style:style>
    <style:style style:family="paragraph" style:name="P5" style:parent-style-name="UrbanBody">
      <style:text-properties fo:background-color="#ffff00" fo:color="#800000" fo:font-size="11pt" officeooo:paragraph-rsid="001ea0d0" officeooo:rsid="000abb27" style:font-name="arial" style:font-size-asian="11pt" style:font-size-complex="11pt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263002" style:font-name="Arial" style:font-size-asian="11pt" style:font-size-complex="11pt"/>
    </style:style>
    <style:style style:family="paragraph" style:name="P7" style:parent-style-name="Standard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_20_Body_20_">
      <style:text-properties fo:font-size="10pt" officeooo:paragraph-rsid="001bb638" style:font-name="Arial" style:font-size-asian="10pt" style:font-size-complex="10pt"/>
    </style:style>
    <style:style style:family="paragraph" style:name="P9" style:parent-style-name="Urban_20_Body_20_">
      <style:text-properties fo:font-size="10pt" fo:font-style="normal" fo:font-weight="bold" officeooo:paragraph-rsid="001bb638" officeooo:rsid="000dc8b6" style:font-name="Arial" style:font-size-asian="10pt" style:font-size-complex="10pt" style:font-style-asian="normal" style:font-style-complex="normal" style:font-weight-asian="bold" style:font-weight-complex="bold" style:text-underline-style="none"/>
    </style:style>
    <style:style style:family="paragraph" style:name="P10" style:parent-style-name="Urban_20_Body_20_">
      <style:text-properties fo:font-size="11pt" officeooo:paragraph-rsid="001bb638" style:font-name="arial" style:font-size-asian="11pt" style:font-size-complex="11pt"/>
    </style:style>
    <style:style style:family="paragraph" style:name="P11" style:parent-style-name="Urban_20_Body_20_">
      <style:paragraph-properties fo:text-align="justify" style:justify-single-word="false"/>
      <style:text-properties fo:font-size="11pt" officeooo:paragraph-rsid="00263002" style:font-name="arial" style:font-size-asian="11pt" style:font-size-complex="11pt"/>
    </style:style>
    <style:style style:family="paragraph" style:name="P12" style:parent-style-name="Urban_20_Title_20_2">
      <style:text-properties fo:font-size="11pt" fo:font-weight="bold" officeooo:paragraph-rsid="001bb638" style:font-name="arial" style:font-size-asian="11pt" style:font-size-complex="11pt" style:font-weight-asian="bold" style:font-weight-complex="bold"/>
    </style:style>
    <style:style style:family="paragraph" style:name="P13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1ed7e8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63002" style:font-name="Arial" style:font-size-asian="10pt" style:font-size-complex="10pt"/>
    </style:style>
    <style:style style:family="paragraph" style:name="P15" style:parent-style-name="Urban_20_Title">
      <style:text-properties fo:font-size="12pt" officeooo:paragraph-rsid="00263002" officeooo:rsid="0008ef5a" style:font-name="Arial" style:font-size-asian="12pt" style:font-size-complex="12pt"/>
    </style:style>
    <style:style style:family="paragraph" style:name="P16" style:parent-style-name="Urban_20_Title">
      <style:text-properties fo:font-size="14pt" officeooo:paragraph-rsid="00263002" officeooo:rsid="0008ef5a" style:font-name="Arial" style:font-size-asian="14pt" style:font-size-complex="14pt"/>
    </style:style>
    <style:style style:family="paragraph" style:name="P17" style:parent-style-name="Urban_20_Title">
      <style:text-properties fo:font-size="14pt" officeooo:paragraph-rsid="00263002" officeooo:rsid="0008ef5a" style:font-name="Arial" style:font-size-asian="14pt" style:font-size-complex="14pt" style:text-underline-style="none"/>
    </style:style>
    <style:style style:family="paragraph" style:name="P18" style:parent-style-name="Urban_20_Title">
      <style:text-properties fo:font-size="12pt" officeooo:paragraph-rsid="00263002" officeooo:rsid="0008ef5a" style:font-name="Arial" style:font-size-asian="12pt" style:font-size-complex="12pt" style:text-underline-style="none"/>
    </style:style>
    <style:style style:family="paragraph" style:name="P19" style:parent-style-name="Urban_20_Title_20_2">
      <style:paragraph-properties fo:text-align="start" style:justify-single-word="false"/>
      <style:text-properties fo:font-size="11pt" fo:font-weight="normal" officeooo:paragraph-rsid="001d3bdf" style:font-name="arial" style:font-size-asian="11pt" style:font-size-complex="11pt" style:font-weight-asian="normal" style:font-weight-complex="normal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officeooo:rsid="000abb27"/>
    </style:style>
    <style:style style:family="text" style:name="T5">
      <style:text-properties officeooo:rsid="000c6041"/>
    </style:style>
    <style:style style:family="text" style:name="T6">
      <style:text-properties officeooo:rsid="001bb638"/>
    </style:style>
    <style:style style:family="text" style:name="T7">
      <style:text-properties officeooo:rsid="00362119"/>
    </style:style>
    <style:style style:family="text" style:name="T8">
      <style:text-properties officeooo:rsid="000ff690"/>
    </style:style>
    <style:style style:family="text" style:name="T9">
      <style:text-properties fo:background-color="#ffff00" fo:color="#800000" loext:char-shading-value="0" officeooo:rsid="0010228d"/>
    </style:style>
    <style:style style:family="text" style:name="T10">
      <style:text-properties fo:background-color="#ffff00" fo:color="#800000" loext:char-shading-value="0" officeooo:rsid="000abb27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263002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<text:span text:style-name="T1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3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3"><text:conditional-text text:condition="ooow:&quot;view.do_mailing()&quot;" text:string-value-if-false="" text:string-value-if-true="&quot;mailed_data.name2&quot;">mailed_data.name2</text:conditional-text></text:span></text:p>
            <text:p text:style-name="P1"><text:span text:style-name="T14">Architecte</text:span><text:span text:style-name="T15"><text:line-break/></text:span><text:span text:style-name="T13"><text:conditional-text text:condition="ooow:&quot;view.do_mailing()&quot;" text:string-value-if-false="" text:string-value-if-true="&quot;mailed_data.street&quot;">mailed_data.street</text:conditional-text></text:span><text:span text:style-name="T13">, </text:span><text:span text:style-name="T13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3"><text:conditional-text text:condition="ooow:&quot;view.do_mailing()&quot;" text:string-value-if-false="" text:string-value-if-true="&quot;mailed_data.zipcode&quot;">mailed_data.zipcode</text:conditional-text></text:span><text:span text:style-name="T13"> </text:span><text:span text:style-name="T1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15"/>
      <text:h text:outline-level="1" text:style-name="P16"/>
      <text:h text:outline-level="1" text:style-name="P17">Réunion de projet – convocation</text:h>
      <text:h text:outline-level="1" text:style-name="P18"/>
      <text:h text:outline-level="1" text:style-name="P18"/>
      <text:h text:outline-level="2" text:style-name="P19"/>
      <text:h text:outline-level="2" text:style-name="P12"/>
      <text:p text:style-name="P7"><office:annotation><dc:creator>Gauthier Bastien</dc:creator><dc:date>2011-02-16T16:12:24</dc:date><text:p text:style-name="P20"><text:span text:style-name="T20">do text if len(self.getApplicants()) &gt; 1</text:span></text:p></office:annotation>Demandeurs :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19">do text if not len(self.getApplicants()) &gt; 1</text:span></text:p></office:annotation>Demandeur : <text:text-input text:description="Demandeurs">self.getApplicantsSignaletic()</text:text-input></text:p>
      <text:p text:style-name="P7">Objet : <text:text-input text:description="Objet des travaux">self.getLicenceSubject()</text:text-input></text:p>
      <text:p text:style-name="P7">Situation : <text:text-input text:description="Situation des travaux">self.getWorkLocationSignaletic()</text:text-input></text:p>
      <text:p text:style-name="P7">Référence cadastrale : <text:text-input text:description="Bien-Parcelles">licence_view.get_parcels()</text:text-input></text:p>
      <text:p text:style-name="P10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3"/>
      <text:p text:style-name="P3">Dans le cadre du projet repris sous objet, <text:span text:style-name="T6">votre client sollicite</text:span> la tenue d'une réunion de projet conformément à l 'article D.IV.31§1er du CoDT.</text:p>
      <text:p text:style-name="P3"/>
      <text:p text:style-name="P4">Nous sollicitons aussi la présence à ladite réunion des personnes/<text:span text:style-name="T5">instances</text:span> suivantes :</text:p>
      <text:p text:style-name="P5">- <text:span text:style-name="T8">Le fonctionnaire technique (DGO3)</text:span></text:p>
      <text:p text:style-name="P5">- <text:span text:style-name="T8">Le fonctionnaire délégué (DGO4)</text:span></text:p>
      <text:p text:style-name="P5">- <text:span text:style-name="T8">Le fonctionnaire des implantations commerciales (DGO6)</text:span></text:p>
      <text:p text:style-name="P5">- <text:span text:style-name="T8">Un représentant du Collège</text:span></text:p>
      <text:p text:style-name="P5">- <text:span text:style-name="T8">Un membre du service Urbanisme</text:span></text:p>
      <text:p text:style-name="P5">- ...</text:p>
      <text:p text:style-name="P3"/>
      <text:p text:style-name="P13">Dès lors, nous vous invitons à participer à ladite réunion, qui se déroulera le <text:span text:style-name="T9">DATE DE LA REUNION</text:span><text:span text:style-name="T4"> – </text:span><text:span text:style-name="T10">ADRESSE</text:span><text:span text:style-name="T4">.</text:span></text:p>
      <text:p text:style-name="P3"/>
      <text:p text:style-name="P11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8"/>
      <text:p text:style-name="P8"/>
      <text:p text:style-name="P8"/>
      <text:p text:style-name="P8"><text:span text:style-name="T2"><office:annotation><dc:creator>sde </dc:creator><dc:date>2011-07-27T10:02:32</dc:date><text:p text:style-name="P20"><text:span text:style-name="T17">do text</text:span></text:p><text:p text:style-name="P20"><text:span text:style-name="T18">from document(at=signatures, format='odt')</text:span></text:p></office:annotation></text:span><text:span text:style-name="T2">Import depuis signatures.odt</text:span></text:p>
      <text:p text:style-name="P9"/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adornments="Regular"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1" svg:font-family="'Lohit Hindi'"/>
    <style:font-face style:font-family-generic="system" style:font-pitch="variable" style:name="Mangal" svg:font-family="Mangal"/>
    <style:font-face style:font-family-generic="system" style:font-pitch="variable" style:name="SimSun1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63002" style:font-name="Arial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63002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Body">
      <style:text-properties fo:font-size="11pt" officeooo:paragraph-rsid="001bb638" style:font-name="arial" style:font-size-asian="11pt" style:font-size-complex="11pt"/>
    </style:style>
    <style:style style:family="paragraph" style:name="P4" style:parent-style-name="UrbanBody">
      <style:text-properties fo:font-size="11pt" officeooo:paragraph-rsid="001ea0d0" officeooo:rsid="000abb27" style:font-name="arial" style:font-size-asian="11pt" style:font-size-complex="11pt"/>
    </style:style>
    <style:style style:family="paragraph" style:name="P5" style:parent-style-name="UrbanBody">
      <style:text-properties fo:background-color="#ffff00" fo:color="#800000" fo:font-size="11pt" officeooo:paragraph-rsid="001ea0d0" officeooo:rsid="000abb27" style:font-name="arial" style:font-size-asian="11pt" style:font-size-complex="11pt"/>
    </style:style>
    <style:style style:family="paragraph" style:name="P6" style:parent-style-name="Standard">
      <style:paragraph-properties fo:text-align="start" style:justify-single-word="false"/>
      <style:text-properties fo:font-size="11pt" officeooo:paragraph-rsid="00263002" style:font-name="Arial" style:font-size-asian="11pt" style:font-size-complex="11pt"/>
    </style:style>
    <style:style style:family="paragraph" style:name="P7" style:parent-style-name="Standard">
      <style:text-properties fo:font-size="11pt" fo:font-weight="bold" style:font-name="arial" style:font-size-asian="11pt" style:font-size-complex="11pt" style:font-weight-asian="bold" style:font-weight-complex="bold"/>
    </style:style>
    <style:style style:family="paragraph" style:name="P8" style:parent-style-name="Urban_20_Body_20_">
      <style:text-properties fo:font-size="10pt" officeooo:paragraph-rsid="001bb638" style:font-name="Arial" style:font-size-asian="10pt" style:font-size-complex="10pt"/>
    </style:style>
    <style:style style:family="paragraph" style:name="P9" style:parent-style-name="Urban_20_Body_20_">
      <style:text-properties fo:font-size="10pt" fo:font-style="normal" fo:font-weight="bold" officeooo:paragraph-rsid="001bb638" officeooo:rsid="000dc8b6" style:font-name="Arial" style:font-size-asian="10pt" style:font-size-complex="10pt" style:font-style-asian="normal" style:font-style-complex="normal" style:font-weight-asian="bold" style:font-weight-complex="bold" style:text-underline-style="none"/>
    </style:style>
    <style:style style:family="paragraph" style:name="P10" style:parent-style-name="Urban_20_Body_20_">
      <style:text-properties fo:font-size="11pt" officeooo:paragraph-rsid="001bb638" style:font-name="arial" style:font-size-asian="11pt" style:font-size-complex="11pt"/>
    </style:style>
    <style:style style:family="paragraph" style:name="P11" style:parent-style-name="Urban_20_Body_20_">
      <style:paragraph-properties fo:text-align="justify" style:justify-single-word="false"/>
      <style:text-properties fo:font-size="11pt" officeooo:paragraph-rsid="00263002" style:font-name="arial" style:font-size-asian="11pt" style:font-size-complex="11pt"/>
    </style:style>
    <style:style style:family="paragraph" style:name="P12" style:parent-style-name="Urban_20_Title_20_2">
      <style:text-properties fo:font-size="11pt" fo:font-weight="bold" officeooo:paragraph-rsid="001bb638" style:font-name="arial" style:font-size-asian="11pt" style:font-size-complex="11pt" style:font-weight-asian="bold" style:font-weight-complex="bold"/>
    </style:style>
    <style:style style:family="paragraph" style:name="P13" style:parent-style-name="UrbanBody">
      <style:paragraph-properties fo:margin-bottom="0cm" fo:margin-top="0cm" fo:text-align="start" loext:contextual-spacing="false" style:justify-single-word="false"/>
      <style:text-properties fo:font-size="11pt" fo:font-weight="normal" officeooo:paragraph-rsid="001ed7e8" style:font-name="arial" style:font-size-asian="11pt" style:font-size-complex="11pt" style:text-blinking="false" style:text-line-through-style="none" style:text-line-through-type="none" style:text-underline-style="none"/>
    </style:style>
    <style:style style:family="paragraph" style:name="P14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63002" style:font-name="Arial" style:font-size-asian="10pt" style:font-size-complex="10pt"/>
    </style:style>
    <style:style style:family="paragraph" style:name="P15" style:parent-style-name="Urban_20_Title">
      <style:text-properties fo:font-size="12pt" officeooo:paragraph-rsid="00263002" officeooo:rsid="0008ef5a" style:font-name="Arial" style:font-size-asian="12pt" style:font-size-complex="12pt"/>
    </style:style>
    <style:style style:family="paragraph" style:name="P16" style:parent-style-name="Urban_20_Title">
      <style:text-properties fo:font-size="14pt" officeooo:paragraph-rsid="00263002" officeooo:rsid="0008ef5a" style:font-name="Arial" style:font-size-asian="14pt" style:font-size-complex="14pt"/>
    </style:style>
    <style:style style:family="paragraph" style:name="P17" style:parent-style-name="Urban_20_Title">
      <style:text-properties fo:font-size="14pt" officeooo:paragraph-rsid="00263002" officeooo:rsid="0008ef5a" style:font-name="Arial" style:font-size-asian="14pt" style:font-size-complex="14pt" style:text-underline-style="none"/>
    </style:style>
    <style:style style:family="paragraph" style:name="P18" style:parent-style-name="Urban_20_Title">
      <style:text-properties fo:font-size="12pt" officeooo:paragraph-rsid="00263002" officeooo:rsid="0008ef5a" style:font-name="Arial" style:font-size-asian="12pt" style:font-size-complex="12pt" style:text-underline-style="none"/>
    </style:style>
    <style:style style:family="paragraph" style:name="P19" style:parent-style-name="Urban_20_Title_20_2">
      <style:paragraph-properties fo:text-align="start" style:justify-single-word="false"/>
      <style:text-properties fo:font-size="11pt" fo:font-weight="normal" officeooo:paragraph-rsid="001d3bdf" style:font-name="arial" style:font-size-asian="11pt" style:font-size-complex="11pt" style:font-weight-asian="normal" style:font-weight-complex="normal"/>
    </style:style>
    <style:style style:family="paragraph" style:name="P20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style:font-style-asian="normal" style:font-style-complex="normal"/>
    </style:style>
    <style:style style:family="text" style:name="T3">
      <style:text-properties fo:font-style="normal" fo:font-weight="normal" officeooo:rsid="0084aa93" style:font-name-complex="Arial" style:font-style-asian="normal" style:font-style-complex="normal" style:font-weight-asian="normal" style:font-weight-complex="normal" style:text-underline-style="none"/>
    </style:style>
    <style:style style:family="text" style:name="T4">
      <style:text-properties officeooo:rsid="000abb27"/>
    </style:style>
    <style:style style:family="text" style:name="T5">
      <style:text-properties officeooo:rsid="000c6041"/>
    </style:style>
    <style:style style:family="text" style:name="T6">
      <style:text-properties officeooo:rsid="001bb638"/>
    </style:style>
    <style:style style:family="text" style:name="T7">
      <style:text-properties officeooo:rsid="00362119"/>
    </style:style>
    <style:style style:family="text" style:name="T8">
      <style:text-properties officeooo:rsid="000ff690"/>
    </style:style>
    <style:style style:family="text" style:name="T9">
      <style:text-properties fo:background-color="#ffff00" fo:color="#800000" loext:char-shading-value="0" officeooo:rsid="0010228d"/>
    </style:style>
    <style:style style:family="text" style:name="T10">
      <style:text-properties fo:background-color="#ffff00" fo:color="#800000" loext:char-shading-value="0" officeooo:rsid="000abb27"/>
    </style:style>
    <style:style style:family="text" style:name="T11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2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3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4">
      <style:text-properties fo:font-size="11pt" fo:font-style="normal" fo:font-weight="normal" officeooo:rsid="00263002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18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9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20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6"><office:annotation><dc:creator>Gauthier Bastien</dc:creator><dc:date>2011-01-13T14:56:41</dc:date><text:p text:style-name="P20"><text:span text:style-name="T16">do text</text:span></text:p><text:p text:style-name="P20"><text:span text:style-name="T16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4"><text:span text:style-name="Police_20_par_20_défaut"><text:span text:style-name="T11"><text:text-input text:description="">tool.getCityName()</text:text-input></text:span></text:span><text:span text:style-name="T12">, le </text:span><text:span text:style-name="T12"><text:text-input text:description="">licence_view.format_date()</text:text-input></text:span></text:p>
            <text:p text:style-name="P1"><text:span text:style-name="T13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5"><text:s/></text:span><text:span text:style-name="T13"><text:conditional-text text:condition="ooow:&quot;view.do_mailing()&quot;" text:string-value-if-false="" text:string-value-if-true="&quot;mailed_data.name1&quot;">mailed_data.name1</text:conditional-text></text:span><text:span text:style-name="T15"><text:s/></text:span><text:span text:style-name="T13"><text:conditional-text text:condition="ooow:&quot;view.do_mailing()&quot;" text:string-value-if-false="" text:string-value-if-true="&quot;mailed_data.name2&quot;">mailed_data.name2</text:conditional-text></text:span></text:p>
            <text:p text:style-name="P1"><text:span text:style-name="T14">Architecte</text:span><text:span text:style-name="T15"><text:line-break/></text:span><text:span text:style-name="T13"><text:conditional-text text:condition="ooow:&quot;view.do_mailing()&quot;" text:string-value-if-false="" text:string-value-if-true="&quot;mailed_data.street&quot;">mailed_data.street</text:conditional-text></text:span><text:span text:style-name="T13">, </text:span><text:span text:style-name="T13"><text:conditional-text text:condition="ooow:&quot;view.do_mailing()&quot;" text:string-value-if-false="" text:string-value-if-true="&quot;mailed_data.number&quot;">mailed_data.number</text:conditional-text></text:span><text:span text:style-name="T15"><text:line-break/></text:span><text:span text:style-name="T13"><text:conditional-text text:condition="ooow:&quot;view.do_mailing()&quot;" text:string-value-if-false="" text:string-value-if-true="&quot;mailed_data.zipcode&quot;">mailed_data.zipcode</text:conditional-text></text:span><text:span text:style-name="T13"> </text:span><text:span text:style-name="T13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h text:outline-level="1" text:style-name="P15"/>
      <text:h text:outline-level="1" text:style-name="P16"/>
      <text:h text:outline-level="1" text:style-name="P17">Réunion de projet – convocation</text:h>
      <text:h text:outline-level="1" text:style-name="P18"/>
      <text:h text:outline-level="1" text:style-name="P18"/>
      <text:h text:outline-level="2" text:style-name="P19"/>
      <text:h text:outline-level="2" text:style-name="P12"/>
      <text:p text:style-name="P7"><office:annotation><dc:creator>Gauthier Bastien</dc:creator><dc:date>2011-02-16T16:12:24</dc:date><text:p text:style-name="P20"><text:span text:style-name="T20">do text if len(self.getApplicants()) &gt; 1</text:span></text:p></office:annotation>Demandeurs : <text:text-input text:description="Demandeurs">self.getApplicantsSignaletic()</text:text-input></text:p>
      <text:p text:style-name="P7"><office:annotation><dc:creator>Gauthier Bastien</dc:creator><dc:date>2011-02-16T16:13:21</dc:date><text:p text:style-name="P20"><text:span text:style-name="T19">do text if not len(self.getApplicants()) &gt; 1</text:span></text:p></office:annotation>Demandeur : <text:text-input text:description="Demandeurs">self.getApplicantsSignaletic()</text:text-input></text:p>
      <text:p text:style-name="P7">Objet : <text:text-input text:description="Objet des travaux">self.getLicenceSubject()</text:text-input></text:p>
      <text:p text:style-name="P7">Situation : <text:text-input text:description="Situation des travaux">self.getWorkLocationSignaletic()</text:text-input></text:p>
      <text:p text:style-name="P7">Référence cadastrale : <text:text-input text:description="Bien-Parcelles">licence_view.get_parcels()</text:text-input></text:p>
      <text:p text:style-name="P10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3"/>
      <text:p text:style-name="P3">Dans le cadre du projet repris sous objet, <text:span text:style-name="T6">votre client sollicite</text:span> la tenue d'une réunion de projet conformément à l 'article D.IV.31§1er du CoDT.</text:p>
      <text:p text:style-name="P3"/>
      <text:p text:style-name="P4">Nous sollicitons aussi la présence à ladite réunion des personnes/<text:span text:style-name="T5">instances</text:span> suivantes :</text:p>
      <text:p text:style-name="P5">- <text:span text:style-name="T8">Le fonctionnaire technique (DGO3)</text:span></text:p>
      <text:p text:style-name="P5">- <text:span text:style-name="T8">Le fonctionnaire délégué (DGO4)</text:span></text:p>
      <text:p text:style-name="P5">- <text:span text:style-name="T8">Le fonctionnaire des implantations commerciales (DGO6)</text:span></text:p>
      <text:p text:style-name="P5">- <text:span text:style-name="T8">Un représentant du Collège</text:span></text:p>
      <text:p text:style-name="P5">- <text:span text:style-name="T8">Un membre du service Urbanisme</text:span></text:p>
      <text:p text:style-name="P5">- ...</text:p>
      <text:p text:style-name="P3"/>
      <text:p text:style-name="P13">Dès lors, nous vous invitons à participer à ladite réunion, qui se déroulera le <text:span text:style-name="T9">DATE DE LA REUNION</text:span><text:span text:style-name="T4"> – </text:span><text:span text:style-name="T10">ADRESSE</text:span><text:span text:style-name="T4">.</text:span></text:p>
      <text:p text:style-name="P3"/>
      <text:p text:style-name="P11">En vous remerciant pour votre attention, nous vous prions d'agréer, <text:span text:style-name="T3"><text:conditional-text text:condition="ooow:&quot;view.do_mailing()&quot;" text:string-value-if-false="" text:string-value-if-true="&quot;mailed_data.getPersonTitleValue()&quot;">mailed_data.getPersonTitleValue()</text:conditional-text></text:span><text:span text:style-name="T3">,</text:span> nos salutations distinguées.</text:p>
      <text:p text:style-name="P8"/>
      <text:p text:style-name="P8"/>
      <text:p text:style-name="P8"/>
      <text:p text:style-name="P8"><text:span text:style-name="T2"><office:annotation><dc:creator>sde </dc:creator><dc:date>2011-07-27T10:02:32</dc:date><text:p text:style-name="P20"><text:span text:style-name="T17">do text</text:span></text:p><text:p text:style-name="P20"><text:span text:style-name="T18">from document(at=signatures, format='odt')</text:span></text:p></office:annotation></text:span><text:span text:style-name="T2">Import depuis signatures.odt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Mangal" svg:font-family="Mangal" style:font-family-generic="system" style:font-pitch="variable"/>
    <style:font-face style:name="SimSun1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1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1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48:56.342267586</dc:date>
    <dc:language>fr-FR</dc:language>
    <meta:editing-cycles>133</meta:editing-cycles>
    <meta:editing-duration>P1DT10H44M31S</meta:editing-duration>
    <meta:document-statistic meta:table-count="1" meta:image-count="0" meta:object-count="0" meta:page-count="1" meta:paragraph-count="22" meta:word-count="152" meta:character-count="1215" meta:non-whitespace-character-count="1098"/>
    <meta:user-defined meta:name="Info 1"/>
    <meta:user-defined meta:name="Info 2"/>
    <meta:user-defined meta:name="Info 3"/>
    <meta:user-defined meta:name="Info 4"/>
  </office:meta>
</office:document-meta>
</file>